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swiss"/>
    <style:font-face style:name="Liberation Sans1" svg:font-family="'Liberation Sans'" style:font-pitch="variable"/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aed581" draw:textarea-horizontal-align="justify" draw:textarea-vertical-align="middle" draw:auto-grow-height="false" fo:min-height="10.104cm" fo:min-width="0.35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bbdefb" draw:textarea-horizontal-align="justify" draw:textarea-vertical-align="middle" draw:auto-grow-height="false" fo:min-height="0.408cm" fo:min-width="0.158cm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solid" draw:fill-color="#ffffff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28cm" draw:marker-end="Arrow" draw:marker-end-width="0.15cm" draw:fill="solid" draw:fill-color="#fffff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style:protect="size"/>
    </style:style>
    <style:style style:name="gr8" style:family="graphic" style:parent-style-name="Object_20_with_20_no_20_fill_20_and_20_no_20_line">
      <style:graphic-properties draw:stroke="solid" svg:stroke-width="0.05cm" svg:stroke-color="#000000" draw:marker-start-width="0.28cm" draw:marker-end-width="0.28cm" draw:fill="solid" draw:fill-color="#ffffff" draw:textarea-horizontal-align="center" draw:textarea-vertical-align="middle" fo:padding-top="0.15cm" fo:padding-bottom="0.15cm" fo:padding-left="0.275cm" fo:padding-right="0.275cm" draw:ole-draw-aspect="1" style:protect="size"/>
    </style:style>
    <style:style style:name="gr9" style:family="graphic" style:parent-style-name="objectwithoutfill">
      <style:graphic-properties svg:stroke-width="0.05cm" svg:stroke-color="#000000" draw:marker-start-width="0.28cm" draw:marker-end-width="0.28cm" draw:fill="solid" draw:fill-color="#bbdefb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d1c4e9" draw:textarea-horizontal-align="justify" draw:textarea-vertical-align="middle" draw:auto-grow-height="false" fo:min-height="0.408cm" fo:min-width="0.158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width="0.05cm" svg:stroke-color="#000000" draw:marker-start-width="0.28cm" draw:marker-end-width="0.28cm" draw:fill="solid" draw:fill-color="#d1c4e9" draw:textarea-horizontal-align="center" draw:textarea-vertical-align="middle" fo:padding-top="0.15cm" fo:padding-bottom="0.15cm" fo:padding-left="0.275cm" fo:padding-right="0.275cm" draw:ole-draw-aspect="1" style:protect="siz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width="0.05cm" svg:stroke-color="#000000" draw:marker-start-width="0.28cm" draw:marker-end-width="0.28cm" draw:fill="none" draw:fill-color="#ffffff" draw:textarea-vertical-align="middle" draw:auto-grow-height="false" fo:min-height="2.64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1.271cm" fo:min-width="1.983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cm" svg:stroke-color="#000000" draw:marker-start-width="0.28cm" draw:marker-end-width="0.28cm" draw:fill="none" draw:fill-color="#ffffff" draw:textarea-vertical-align="middle" draw:auto-grow-height="false" fo:min-height="0.648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1.271cm" fo:min-width="1.344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05cm" svg:stroke-color="#000000" draw:marker-start-width="0.28cm" draw:marker-end-width="0.28cm" draw:fill="none" draw:fill-color="#ffffff" draw:textarea-vertical-align="middle" draw:auto-grow-height="false" fo:min-height="4.44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center" draw:textarea-vertical-align="middle" draw:auto-grow-height="true" draw:auto-grow-width="false" draw:fit-to-size="shrink-to-fit" style:shrink-to-fit="true" fo:min-height="0.636cm" fo:min-width="0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cm" svg:stroke-color="#000000" draw:marker-start-width="0.28cm" draw:marker-end-width="0.28cm" draw:fill="none" draw:fill-color="#ffffff" draw:textarea-vertical-align="middle" draw:auto-grow-height="false" fo:min-height="2.543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0.636cm" fo:min-width="3.20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2.91cm" fo:min-width="18.56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8cm" draw:marker-end-width="0.28cm" draw:fill-color="#bbdefb" draw:textarea-horizontal-align="justify" draw:textarea-vertical-align="middle" draw:auto-grow-height="false" fo:min-height="1.114cm" fo:min-width="0.864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5cm" svg:stroke-color="#000000" draw:marker-start-width="0.28cm" draw:marker-end-width="0.28cm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0000" draw:marker-start-width="0.28cm" draw:marker-end="Arrow" draw:marker-end-width="0.15cm" draw:fill="solid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1cm" svg:stroke-color="#000000" draw:marker-start-width="0.36cm" draw:marker-end="Arrow" draw:marker-end-width="0.23cm" draw:fill="solid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05cm" svg:stroke-color="#000000" draw:marker-start-width="0.28cm" draw:marker-end-width="0.28cm" draw:fill="solid" draw:fill-color="#e1bee7" draw:textarea-horizontal-align="center" draw:textarea-vertical-align="middle" draw:auto-grow-height="true" draw:auto-grow-width="false" fo:min-height="1.2cm" fo:min-width="0cm" fo:padding-top="0.4cm" fo:padding-bottom="0.4cm" fo:padding-left="0.65cm" fo:padding-right="0.65cm"/>
      <style:paragraph-properties style:writing-mode="lr-tb"/>
    </style:style>
    <style:style style:name="gr27" style:family="graphic" style:parent-style-name="standard">
      <style:graphic-properties svg:stroke-width="0.05cm" svg:stroke-color="#000000" draw:marker-start-width="0.28cm" draw:marker-end-width="0.28cm" draw:fill-color="#bcaaa4" draw:textarea-horizontal-align="justify" draw:textarea-vertical-align="middle" draw:auto-grow-height="false" fo:min-height="1.126cm" fo:min-width="0.876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cm" svg:stroke-color="#000000" draw:marker-start-width="0.28cm" draw:marker-end-width="0.28cm" draw:fill="solid" draw:fill-color="#ffe082" draw:textarea-horizontal-align="center" draw:textarea-vertical-align="middle" draw:auto-grow-height="true" draw:auto-grow-width="false" fo:min-height="1.2cm" fo:min-width="0cm" fo:padding-top="0.4cm" fo:padding-bottom="0.4cm" fo:padding-left="0.65cm" fo:padding-right="0.65cm"/>
      <style:paragraph-properties style:writing-mode="lr-tb"/>
    </style:style>
    <style:style style:name="P1" style:family="paragraph">
      <loext:graphic-properties draw:fill-color="#aed581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text-align="center" fo:text-indent="0cm" style:writing-mode="lr-tb"/>
      <style:text-properties style:font-name="TeX Gyre Termes Math"/>
    </style:style>
    <style:style style:name="P5" style:family="paragraph">
      <loext:graphic-properties draw:fill-color="#bbdefb"/>
      <style:paragraph-properties fo:margin-left="0cm" fo:margin-right="0cm" fo:text-align="center" fo:text-indent="0cm" style:writing-mode="lr-tb"/>
      <style:text-properties style:font-name="TeX Gyre Termes Math"/>
    </style:style>
    <style:style style:name="P6" style:family="paragraph">
      <loext:graphic-properties draw:fill="solid" draw:fill-color="#bbdefb"/>
      <style:paragraph-properties fo:text-align="center"/>
    </style:style>
    <style:style style:name="P7" style:family="paragraph">
      <loext:graphic-properties draw:fill-color="#d1c4e9"/>
      <style:paragraph-properties fo:margin-left="0cm" fo:margin-right="0cm" fo:text-align="center" fo:text-indent="0cm" style:writing-mode="lr-tb"/>
      <style:text-properties style:font-name="TeX Gyre Termes Math"/>
    </style:style>
    <style:style style:name="P8" style:family="paragraph">
      <loext:graphic-properties draw:fill="solid" draw:fill-color="#d1c4e9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eX Gyre Termes Math"/>
    </style:style>
    <style:style style:name="P12" style:family="paragraph">
      <style:paragraph-properties fo:margin-left="0cm" fo:margin-right="0cm" fo:text-align="center" fo:text-indent="0cm" style:writing-mode="lr-tb"/>
      <style:text-properties style:font-name="TeX Gyre Termes Math" fo:font-size="32pt" fo:letter-spacing="normal" style:font-size-asian="32pt" style:font-size-complex="32pt"/>
    </style:style>
    <style:style style:name="P13" style:family="paragraph">
      <loext:graphic-properties draw:fill-color="#bbdefb"/>
      <style:paragraph-properties fo:margin-left="0cm" fo:margin-right="0cm" fo:text-align="center" fo:text-indent="0cm" style:writing-mode="lr-tb"/>
      <style:text-properties style:font-name="TeX Gyre Termes Math" fo:font-size="32pt" fo:letter-spacing="normal" style:font-size-asian="32pt" style:font-size-complex="32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e1bee7"/>
      <style:paragraph-properties style:writing-mode="lr-tb"/>
      <style:text-properties style:font-name="Liberation Serif" fo:font-size="26pt" style:font-size-asian="26pt" style:font-size-complex="26pt"/>
    </style:style>
    <style:style style:name="P17" style:family="paragraph">
      <loext:graphic-properties draw:fill-color="#bcaaa4"/>
      <style:paragraph-properties fo:text-align="center"/>
    </style:style>
    <style:style style:name="P18" style:family="paragraph">
      <loext:graphic-properties draw:fill="solid" draw:fill-color="#ffe082"/>
      <style:paragraph-properties style:writing-mode="lr-tb"/>
      <style:text-properties style:font-name="Liberation Serif" fo:font-size="26pt" style:font-size-asian="26pt" style:font-size-complex="26pt"/>
    </style:style>
    <style:style style:name="T1" style:family="text">
      <style:text-properties style:font-name="TeX Gyre Termes Math" fo:letter-spacing="0.06cm" style:font-name-asian="Liberation Sans3" style:font-name-complex="Liberation Sans3"/>
    </style:style>
    <style:style style:name="T2" style:family="text">
      <style:text-properties style:font-name="TeX Gyre Termes Math" fo:font-style="italic" style:font-style-asian="italic" style:font-style-complex="italic"/>
    </style:style>
    <style:style style:name="T3" style:family="text">
      <style:text-properties style:font-name="TeX Gyre Termes Math"/>
    </style:style>
    <style:style style:name="T4" style:family="text">
      <style:text-properties style:font-name="TeX Gyre Termes Math" fo:font-size="32pt" fo:letter-spacing="normal" style:font-name-asian="Liberation Sans3" style:font-size-asian="32pt" style:font-name-complex="Liberation Sans3" style:font-size-complex="32pt"/>
    </style:style>
    <style:style style:name="T5" style:family="text">
      <style:text-properties style:font-name="Liberation Seri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0.5cm" svg:x="5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1cm" svg:height="1cm" svg:x="3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0.2cm" svg:height="0.2cm" svg:x="5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2cm" svg:height="0.2cm" svg:x="5.9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2cm" svg:height="0.2cm" svg:x="5.9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cm" svg:height="1cm" svg:x="8.5cm" svg:y="5.5cm">
          <text:p text:style-name="P4"><text:span text:style-name="T1">Σ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9cm" svg:y1="5.5cm" svg:x2="9cm" svg:y2="6.5cm" draw:start-shape="id1" draw:start-glue-point="4" draw:end-shape="id1" draw:end-glue-point="8" svg:d="M9000 5500v1000" svg:viewBox="0 0 1 1001">
          <text:p/>
        </draw:connector>
        <draw:custom-shape draw:style-name="gr4" draw:text-style-name="P5" xml:id="id2" draw:id="id2" draw:layer="layout" svg:width="1cm" svg:height="1cm" svg:x="8.501cm" svg:y="7.001cm">
          <text:p text:style-name="P4"><text:span text:style-name="T1">Σ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9.001cm" svg:y1="7.001cm" svg:x2="9.001cm" svg:y2="8.001cm" draw:start-shape="id2" draw:start-glue-point="4" draw:end-shape="id2" draw:end-glue-point="8" svg:d="M9001 7001v1000" svg:viewBox="0 0 1 1001">
          <text:p/>
        </draw:connector>
        <draw:custom-shape draw:style-name="gr4" draw:text-style-name="P5" xml:id="id3" draw:id="id3" draw:layer="layout" svg:width="1cm" svg:height="1cm" svg:x="8.502cm" svg:y="9.002cm">
          <text:p text:style-name="P4"><text:span text:style-name="T1">Σ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9.002cm" svg:y1="9.002cm" svg:x2="9.002cm" svg:y2="10.002cm" draw:start-shape="id3" draw:start-glue-point="4" draw:end-shape="id3" draw:end-glue-point="8" svg:d="M9002 9002v1000" svg:viewBox="0 0 1 1001">
          <text:p/>
        </draw:connector>
        <draw:custom-shape draw:style-name="gr2" draw:text-style-name="P2" xml:id="id22" draw:id="id22" draw:layer="layout" svg:width="1cm" svg:height="1cm" svg:x="3.001cm" svg:y="11.5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0.2cm" svg:height="0.2cm" svg:x="5.9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2cm" svg:height="0.2cm" svg:x="5.902cm" svg:y="1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0.2cm" svg:height="0.2cm" svg:x="5.902cm" svg:y="1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1cm" svg:height="1cm" svg:x="8.503cm" svg:y="15.003cm">
          <text:p text:style-name="P4"><text:span text:style-name="T1">Σ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9.003cm" svg:y1="15.003cm" svg:x2="9.003cm" svg:y2="16.003cm" draw:start-shape="id4" draw:start-glue-point="4" draw:end-shape="id4" draw:end-glue-point="8" svg:d="M9003 15003v1000" svg:viewBox="0 0 1 1001">
          <text:p/>
        </draw:connector>
        <draw:connector draw:style-name="gr6" draw:text-style-name="P2" draw:layer="layout" draw:type="line" svg:x1="4cm" svg:y1="6cm" svg:x2="5.9cm" svg:y2="6cm" draw:start-shape="id5" draw:start-glue-point="1" draw:end-shape="id6" draw:end-glue-point="6" svg:d="M4000 6000h1900" svg:viewBox="0 0 1901 1">
          <text:p/>
        </draw:connector>
        <draw:connector draw:style-name="gr6" draw:text-style-name="P2" draw:layer="layout" draw:type="line" svg:x1="6.1cm" svg:y1="6cm" svg:x2="8.5cm" svg:y2="6cm" draw:start-shape="id6" draw:start-glue-point="10" draw:end-shape="id1" draw:end-glue-point="6" svg:d="M6100 6000h2400" svg:viewBox="0 0 2401 1">
          <text:p/>
        </draw:connector>
        <draw:connector draw:style-name="gr6" draw:text-style-name="P2" draw:layer="layout" draw:type="line" svg:x1="6.071cm" svg:y1="6.071cm" svg:x2="8.647cm" svg:y2="7.147cm" draw:start-shape="id6" draw:start-glue-point="9" draw:end-shape="id2" draw:end-glue-point="5" svg:d="M6071 6071l2576 1076" svg:viewBox="0 0 2577 1077">
          <text:p/>
        </draw:connector>
        <draw:connector draw:style-name="gr6" draw:text-style-name="P2" draw:layer="layout" draw:type="line" svg:x1="6.071cm" svg:y1="6.071cm" svg:x2="8.648cm" svg:y2="9.148cm" draw:start-shape="id6" draw:start-glue-point="9" draw:end-shape="id3" draw:end-glue-point="5" svg:d="M6071 6071l2577 3077" svg:viewBox="0 0 2578 3078">
          <text:p/>
        </draw:connector>
        <draw:custom-shape draw:style-name="gr7" draw:text-style-name="P3" draw:layer="layout" svg:width="0.05cm" svg:height="0.05cm" svg:x="9cm" svg:y="10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5cm" svg:height="0.05cm" svg:x="9.001cm" svg:y="11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5cm" svg:height="0.05cm" svg:x="9.001cm" svg:y="11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8" draw:id="id8" draw:layer="layout" svg:width="0.05cm" svg:height="0.05cm" svg:x="4.943cm" svg:y="7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5cm" svg:height="0.05cm" svg:x="4.943cm" svg:y="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9" draw:id="id9" draw:layer="layout" svg:width="0.05cm" svg:height="0.05cm" svg:x="4.943cm" svg:y="8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xml:id="id7" draw:id="id7" draw:layer="layout" svg:width="0.736cm" svg:height="0.528cm" svg:x="4.6cm" svg:y="6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2" xml:id="id10" draw:id="id10" draw:layer="layout" svg:width="0.736cm" svg:height="0.528cm" svg:x="4.6cm" svg:y="8.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6" draw:text-style-name="P2" draw:layer="layout" draw:type="line" svg:x1="4.968cm" svg:y1="6.928cm" svg:x2="4.968cm" svg:y2="7.851cm" draw:start-shape="id7" draw:start-glue-point="2" draw:end-shape="id8" draw:end-glue-point="4" svg:d="M4968 6928v923" svg:viewBox="0 0 1 924">
          <text:p/>
        </draw:connector>
        <draw:connector draw:style-name="gr6" draw:text-style-name="P2" draw:layer="layout" draw:type="line" svg:x1="4.968cm" svg:y1="8.302cm" svg:x2="4.968cm" svg:y2="8.7cm" draw:start-shape="id9" draw:end-shape="id10" draw:end-glue-point="0" svg:d="M4968 8302v398" svg:viewBox="0 0 1 399">
          <text:p/>
        </draw:connector>
        <draw:connector draw:style-name="gr6" draw:text-style-name="P2" draw:layer="layout" svg:x1="4cm" svg:y1="6cm" svg:x2="4.968cm" svg:y2="6.4cm" draw:start-shape="id5" draw:start-glue-point="1" draw:end-shape="id7" draw:end-glue-point="0" svg:d="M4000 6000h968v400" svg:viewBox="0 0 969 401">
          <text:p/>
        </draw:connector>
        <draw:connector draw:style-name="gr6" draw:text-style-name="P2" draw:layer="layout" svg:x1="4.968cm" svg:y1="6.928cm" svg:x2="5.901cm" svg:y2="7.501cm" draw:start-shape="id7" draw:start-glue-point="2" draw:end-shape="id11" draw:end-glue-point="6" svg:d="M4968 6928v573h933" svg:viewBox="0 0 934 574">
          <text:p/>
        </draw:connector>
        <draw:connector draw:style-name="gr6" draw:text-style-name="P2" draw:layer="layout" draw:type="line" svg:x1="6.072cm" svg:y1="7.43cm" svg:x2="8.5cm" svg:y2="6cm" draw:start-shape="id11" draw:start-glue-point="11" draw:end-shape="id1" draw:end-glue-point="6" svg:d="M6072 7430l2428-1430" svg:viewBox="0 0 2429 1431">
          <text:p/>
        </draw:connector>
        <draw:connector draw:style-name="gr6" draw:text-style-name="P2" draw:layer="layout" draw:type="line" svg:x1="6.101cm" svg:y1="7.501cm" svg:x2="8.501cm" svg:y2="7.501cm" draw:start-shape="id11" draw:start-glue-point="10" draw:end-shape="id2" draw:end-glue-point="6" svg:d="M6101 7501h2400" svg:viewBox="0 0 2401 1">
          <text:p/>
        </draw:connector>
        <draw:connector draw:style-name="gr6" draw:text-style-name="P2" draw:layer="layout" draw:type="line" svg:x1="6.072cm" svg:y1="7.572cm" svg:x2="8.636cm" svg:y2="9.111cm" draw:start-shape="id11" draw:start-glue-point="9" svg:d="M6072 7572l2564 1539" svg:viewBox="0 0 2565 1540">
          <text:p/>
        </draw:connector>
        <draw:connector draw:style-name="gr6" draw:text-style-name="P2" draw:layer="layout" draw:type="line" svg:x1="6.072cm" svg:y1="9.43cm" svg:x2="8.5cm" svg:y2="6cm" draw:start-shape="id12" draw:start-glue-point="11" draw:end-shape="id1" draw:end-glue-point="6" svg:d="M6072 9430l2428-3430" svg:viewBox="0 0 2429 3431">
          <text:p/>
        </draw:connector>
        <draw:connector draw:style-name="gr6" draw:text-style-name="P2" draw:layer="layout" draw:type="line" svg:x1="6.072cm" svg:y1="9.43cm" svg:x2="8.501cm" svg:y2="7.501cm" draw:start-shape="id12" draw:start-glue-point="11" draw:end-shape="id2" draw:end-glue-point="6" svg:d="M6072 9430l2429-1929" svg:viewBox="0 0 2430 1930">
          <text:p/>
        </draw:connector>
        <draw:connector draw:style-name="gr6" draw:text-style-name="P2" draw:layer="layout" draw:type="line" svg:x1="6.101cm" svg:y1="9.501cm" svg:x2="8.502cm" svg:y2="9.502cm" draw:start-shape="id12" draw:start-glue-point="10" draw:end-shape="id3" draw:end-glue-point="6" svg:d="M6101 9501l2401 1" svg:viewBox="0 0 2402 2">
          <text:p/>
        </draw:connector>
        <draw:connector draw:style-name="gr6" draw:text-style-name="P2" draw:layer="layout" svg:x1="4.968cm" svg:y1="9.228cm" svg:x2="5.901cm" svg:y2="9.501cm" draw:start-shape="id10" draw:start-glue-point="2" draw:end-shape="id12" draw:end-glue-point="6" svg:d="M4968 9228v273h933" svg:viewBox="0 0 934 274">
          <text:p/>
        </draw:connector>
        <draw:connector draw:style-name="gr6" draw:text-style-name="P2" draw:layer="layout" draw:type="line" svg:x1="6.072cm" svg:y1="11.93cm" svg:x2="8.5cm" svg:y2="6cm" draw:start-shape="id13" draw:start-glue-point="11" draw:end-shape="id1" draw:end-glue-point="6" svg:d="M6072 11930l2428-5930" svg:viewBox="0 0 2429 5931">
          <text:p/>
        </draw:connector>
        <draw:connector draw:style-name="gr6" draw:text-style-name="P2" draw:layer="layout" draw:type="line" svg:x1="6.072cm" svg:y1="11.93cm" svg:x2="8.501cm" svg:y2="7.501cm" draw:start-shape="id13" draw:start-glue-point="11" draw:end-shape="id2" draw:end-glue-point="6" svg:d="M6072 11930l2429-4429" svg:viewBox="0 0 2430 4430">
          <text:p/>
        </draw:connector>
        <draw:connector draw:style-name="gr6" draw:text-style-name="P2" draw:layer="layout" draw:type="line" svg:x1="6.072cm" svg:y1="11.93cm" svg:x2="8.648cm" svg:y2="9.856cm" draw:start-shape="id13" draw:start-glue-point="11" draw:end-shape="id3" draw:end-glue-point="7" svg:d="M6072 11930l2576-2074" svg:viewBox="0 0 2577 2075">
          <text:p/>
        </draw:connector>
        <draw:connector draw:style-name="gr6" draw:text-style-name="P2" xml:id="id16" draw:id="id16" draw:layer="layout" draw:type="line" svg:x1="6.073cm" svg:y1="13.431cm" svg:x2="8.622cm" svg:y2="6.368cm" draw:start-shape="id14" draw:start-glue-point="11" svg:d="M6073 13431l2549-7063" svg:viewBox="0 0 2550 7064">
          <text:p/>
        </draw:connector>
        <draw:connector draw:style-name="gr6" draw:text-style-name="P2" draw:layer="layout" draw:type="line" svg:x1="6.073cm" svg:y1="13.431cm" svg:x2="8.635cm" svg:y2="7.868cm" draw:start-shape="id14" draw:start-glue-point="11" svg:d="M6073 13431l2562-5563" svg:viewBox="0 0 2563 5564">
          <text:p/>
        </draw:connector>
        <draw:connector draw:style-name="gr6" draw:text-style-name="P2" xml:id="id17" draw:id="id17" draw:layer="layout" draw:type="line" svg:x1="6.073cm" svg:y1="13.431cm" svg:x2="8.636cm" svg:y2="9.869cm" draw:start-shape="id14" draw:start-glue-point="11" svg:d="M6073 13431l2563-3562" svg:viewBox="0 0 2564 3563">
          <text:p/>
        </draw:connector>
        <draw:connector draw:style-name="gr6" draw:text-style-name="P2" draw:layer="layout" draw:type="line" svg:x1="6.073cm" svg:y1="15.431cm" svg:x2="8.622cm" svg:y2="6.368cm" draw:start-shape="id15" draw:start-glue-point="11" draw:end-shape="id16" draw:end-glue-point="3" svg:d="M6073 15431l2549-9063" svg:viewBox="0 0 2550 9064">
          <text:p/>
        </draw:connector>
        <draw:connector draw:style-name="gr6" draw:text-style-name="P2" draw:layer="layout" draw:type="line" svg:x1="6.073cm" svg:y1="15.431cm" svg:x2="8.647cm" svg:y2="7.855cm" draw:start-shape="id15" draw:start-glue-point="11" draw:end-shape="id2" draw:end-glue-point="7" svg:d="M6073 15431l2574-7576" svg:viewBox="0 0 2575 7577">
          <text:p/>
        </draw:connector>
        <draw:connector draw:style-name="gr6" draw:text-style-name="P2" draw:layer="layout" draw:type="line" svg:x1="6.102cm" svg:y1="15.502cm" svg:x2="8.636cm" svg:y2="9.869cm" draw:start-shape="id15" draw:start-glue-point="10" draw:end-shape="id17" draw:end-glue-point="3" svg:d="M6102 15502l2534-5633" svg:viewBox="0 0 2535 5634">
          <text:p/>
        </draw:connector>
        <draw:connector draw:style-name="gr6" draw:text-style-name="P2" draw:layer="layout" draw:type="line" svg:x1="6.102cm" svg:y1="15.502cm" svg:x2="8.503cm" svg:y2="15.503cm" draw:start-shape="id15" draw:start-glue-point="10" draw:end-shape="id4" svg:d="M6102 15502l2401 1" svg:viewBox="0 0 2402 2">
          <text:p/>
        </draw:connector>
        <draw:connector draw:style-name="gr6" draw:text-style-name="P2" draw:layer="layout" draw:type="line" svg:x1="6.071cm" svg:y1="6.071cm" svg:x2="8.649cm" svg:y2="15.149cm" draw:start-shape="id6" draw:start-glue-point="9" draw:end-shape="id4" draw:end-glue-point="5" svg:d="M6071 6071l2578 9078" svg:viewBox="0 0 2579 9079">
          <text:p/>
        </draw:connector>
        <draw:connector draw:style-name="gr6" draw:text-style-name="P2" draw:layer="layout" draw:type="line" svg:x1="6.072cm" svg:y1="7.572cm" svg:x2="8.649cm" svg:y2="15.149cm" draw:start-shape="id11" draw:start-glue-point="9" draw:end-shape="id4" draw:end-glue-point="5" svg:d="M6072 7572l2577 7577" svg:viewBox="0 0 2578 7578">
          <text:p/>
        </draw:connector>
        <draw:connector draw:style-name="gr6" draw:text-style-name="P2" draw:layer="layout" draw:type="line" svg:x1="6.072cm" svg:y1="9.572cm" svg:x2="8.649cm" svg:y2="15.149cm" draw:start-shape="id12" draw:start-glue-point="9" draw:end-shape="id4" draw:end-glue-point="5" svg:d="M6072 9572l2577 5577" svg:viewBox="0 0 2578 5578">
          <text:p/>
        </draw:connector>
        <draw:connector draw:style-name="gr6" draw:text-style-name="P2" draw:layer="layout" draw:type="line" svg:x1="6.072cm" svg:y1="12.072cm" svg:x2="8.649cm" svg:y2="15.149cm" draw:start-shape="id13" draw:start-glue-point="9" draw:end-shape="id4" draw:end-glue-point="5" svg:d="M6072 12072l2577 3077" svg:viewBox="0 0 2578 3078">
          <text:p/>
        </draw:connector>
        <draw:connector draw:style-name="gr6" draw:text-style-name="P2" draw:layer="layout" draw:type="line" svg:x1="6.102cm" svg:y1="13.502cm" svg:x2="8.649cm" svg:y2="15.149cm" draw:start-shape="id14" draw:start-glue-point="10" draw:end-shape="id4" draw:end-glue-point="5" svg:d="M6102 13502l2547 1647" svg:viewBox="0 0 2548 1648">
          <text:p/>
        </draw:connector>
        <draw:custom-shape draw:style-name="gr7" draw:text-style-name="P3" xml:id="id19" draw:id="id19" draw:layer="layout" svg:width="0.05cm" svg:height="0.05cm" svg:x="4.956cm" svg:y="13.8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5cm" svg:height="0.05cm" svg:x="4.956cm" svg:y="14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0" draw:id="id20" draw:layer="layout" svg:width="0.05cm" svg:height="0.05cm" svg:x="4.956cm" svg:y="14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xml:id="id18" draw:id="id18" draw:layer="layout" svg:width="0.736cm" svg:height="0.528cm" svg:x="4.613cm" svg:y="12.3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2" xml:id="id21" draw:id="id21" draw:layer="layout" svg:width="0.736cm" svg:height="0.528cm" svg:x="4.613cm" svg:y="14.6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6" draw:text-style-name="P2" draw:layer="layout" draw:type="line" svg:x1="4.981cm" svg:y1="12.916cm" svg:x2="4.981cm" svg:y2="13.839cm" draw:start-shape="id18" draw:start-glue-point="2" draw:end-shape="id19" draw:end-glue-point="4" svg:d="M4981 12916v923" svg:viewBox="0 0 1 924">
          <text:p/>
        </draw:connector>
        <draw:connector draw:style-name="gr6" draw:text-style-name="P2" draw:layer="layout" draw:type="line" svg:x1="4.981cm" svg:y1="14.29cm" svg:x2="4.981cm" svg:y2="14.688cm" draw:start-shape="id20" draw:end-shape="id21" draw:end-glue-point="0" svg:d="M4981 14290v398" svg:viewBox="0 0 1 399">
          <text:p/>
        </draw:connector>
        <draw:connector draw:style-name="gr6" draw:text-style-name="P2" draw:layer="layout" svg:x1="4.981cm" svg:y1="12.916cm" svg:x2="5.902cm" svg:y2="13.502cm" draw:start-shape="id18" draw:start-glue-point="2" draw:end-shape="id14" draw:end-glue-point="6" svg:d="M4981 12916v586h921" svg:viewBox="0 0 922 587">
          <text:p/>
        </draw:connector>
        <draw:connector draw:style-name="gr6" draw:text-style-name="P2" draw:layer="layout" svg:x1="4.981cm" svg:y1="15.216cm" svg:x2="5.902cm" svg:y2="15.502cm" draw:start-shape="id21" draw:start-glue-point="2" draw:end-shape="id15" draw:end-glue-point="6" svg:d="M4981 15216v286h921" svg:viewBox="0 0 922 287">
          <text:p/>
        </draw:connector>
        <draw:connector draw:style-name="gr6" draw:text-style-name="P2" draw:layer="layout" svg:x1="4.001cm" svg:y1="12.001cm" svg:x2="4.981cm" svg:y2="12.388cm" draw:start-shape="id22" draw:start-glue-point="1" draw:end-shape="id18" draw:end-glue-point="0" svg:d="M4001 12001h980v387" svg:viewBox="0 0 981 388">
          <text:p/>
        </draw:connector>
        <draw:connector draw:style-name="gr6" draw:text-style-name="P2" draw:layer="layout" draw:type="line" svg:x1="4.001cm" svg:y1="12.001cm" svg:x2="5.901cm" svg:y2="12.001cm" draw:start-shape="id22" draw:start-glue-point="1" draw:end-shape="id13" draw:end-glue-point="6" svg:d="M4001 12001h1900" svg:viewBox="0 0 1901 1">
          <text:p/>
        </draw:connector>
        <draw:custom-shape draw:style-name="gr7" draw:text-style-name="P3" draw:layer="layout" svg:width="0.05cm" svg:height="0.05cm" svg:x="9.001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5cm" svg:height="0.05cm" svg:x="9.002cm" svg:y="13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5cm" svg:height="0.05cm" svg:x="9.002cm" svg:y="13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8" draw:id="id28">
          <draw:custom-shape draw:style-name="gr4" draw:text-style-name="P5" xml:id="id23" draw:id="id23" draw:layer="layout" svg:width="1cm" svg:height="1cm" svg:x="11.501cm" svg:y="4.501cm">
            <text:p text:style-name="P4"><text:span text:style-name="T1">Σσ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6" draw:layer="layout" draw:type="line" svg:x1="12.001cm" svg:y1="4.501cm" svg:x2="12.001cm" svg:y2="5.501cm" draw:start-shape="id23" draw:start-glue-point="4" draw:end-shape="id23" draw:end-glue-point="8" svg:d="M12001 4501v1000" svg:viewBox="0 0 1 1001">
            <text:p/>
          </draw:connector>
        </draw:g>
        <draw:g xml:id="id29" draw:id="id29">
          <draw:custom-shape draw:style-name="gr4" draw:text-style-name="P5" xml:id="id24" draw:id="id24" draw:layer="layout" svg:width="1cm" svg:height="1cm" svg:x="11.502cm" svg:y="6.922cm">
            <text:p text:style-name="P4"><text:span text:style-name="T1">Σσ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6" draw:layer="layout" draw:type="line" svg:x1="12.002cm" svg:y1="6.922cm" svg:x2="12.002cm" svg:y2="7.922cm" draw:start-shape="id24" draw:start-glue-point="4" draw:end-shape="id24" draw:end-glue-point="8" svg:d="M12002 6922v1000" svg:viewBox="0 0 1 1001">
            <text:p/>
          </draw:connector>
        </draw:g>
        <draw:g xml:id="id30" draw:id="id30">
          <draw:custom-shape draw:style-name="gr4" draw:text-style-name="P5" xml:id="id25" draw:id="id25" draw:layer="layout" svg:width="1cm" svg:height="1cm" svg:x="11.503cm" svg:y="9.343cm">
            <text:p text:style-name="P4"><text:span text:style-name="T1">Σσ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6" draw:layer="layout" draw:type="line" svg:x1="12.003cm" svg:y1="9.343cm" svg:x2="12.003cm" svg:y2="10.343cm" draw:start-shape="id25" draw:start-glue-point="4" draw:end-shape="id25" draw:end-glue-point="8" svg:d="M12003 9343v1000" svg:viewBox="0 0 1 1001">
            <text:p/>
          </draw:connector>
        </draw:g>
        <draw:g xml:id="id31" draw:id="id31">
          <draw:custom-shape draw:style-name="gr4" draw:text-style-name="P5" xml:id="id26" draw:id="id26" draw:layer="layout" svg:width="1cm" svg:height="1cm" svg:x="11.504cm" svg:y="13.634cm">
            <text:p text:style-name="P4"><text:span text:style-name="T1">Σσ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6" draw:layer="layout" draw:type="line" svg:x1="12.004cm" svg:y1="13.634cm" svg:x2="12.004cm" svg:y2="14.634cm" draw:start-shape="id26" draw:start-glue-point="4" draw:end-shape="id26" draw:end-glue-point="8" svg:d="M12004 13634v1000" svg:viewBox="0 0 1 1001">
            <text:p/>
          </draw:connector>
        </draw:g>
        <draw:g>
          <draw:custom-shape draw:style-name="gr7" draw:text-style-name="P3" draw:layer="layout" svg:width="0.05cm" svg:height="0.05cm" svg:x="12.001cm" svg:y="11.7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5cm" svg:height="0.05cm" svg:x="12.002cm" svg:y="11.9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5cm" svg:height="0.05cm" svg:x="12.002cm" svg:y="12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custom-shape draw:style-name="gr4" draw:text-style-name="P5" xml:id="id27" draw:id="id27" draw:layer="layout" svg:width="1cm" svg:height="1cm" svg:x="11.505cm" svg:y="16.005cm">
            <text:p text:style-name="P4"><text:span text:style-name="T1">Σσ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6" draw:layer="layout" draw:type="line" svg:x1="12.005cm" svg:y1="16.005cm" svg:x2="12.005cm" svg:y2="17.005cm" draw:start-shape="id27" draw:start-glue-point="4" draw:end-shape="id27" draw:end-glue-point="8" svg:d="M12005 16005v1000" svg:viewBox="0 0 1 1001">
            <text:p/>
          </draw:connector>
        </draw:g>
        <draw:connector draw:style-name="gr6" draw:text-style-name="P2" draw:layer="layout" draw:type="line" svg:x1="9.5cm" svg:y1="6cm" svg:x2="11.501cm" svg:y2="5.001cm" draw:start-shape="id1" draw:start-glue-point="10" draw:end-shape="id28" draw:end-glue-point="3" svg:d="M9500 6000l2001-999" svg:viewBox="0 0 2002 1000">
          <text:p/>
        </draw:connector>
        <draw:connector draw:style-name="gr6" draw:text-style-name="P2" draw:layer="layout" draw:type="line" svg:x1="9.5cm" svg:y1="6cm" svg:x2="11.502cm" svg:y2="7.422cm" draw:start-shape="id1" draw:start-glue-point="10" draw:end-shape="id29" draw:end-glue-point="3" svg:d="M9500 6000l2002 1422" svg:viewBox="0 0 2003 1423">
          <text:p/>
        </draw:connector>
        <draw:connector draw:style-name="gr6" draw:text-style-name="P2" draw:layer="layout" draw:type="line" svg:x1="9.5cm" svg:y1="6cm" svg:x2="11.503cm" svg:y2="9.843cm" draw:start-shape="id1" draw:start-glue-point="10" draw:end-shape="id30" draw:end-glue-point="3" svg:d="M9500 6000l2003 3843" svg:viewBox="0 0 2004 3844">
          <text:p/>
        </draw:connector>
        <draw:connector draw:style-name="gr6" draw:text-style-name="P2" draw:layer="layout" draw:type="line" svg:x1="9.5cm" svg:y1="6cm" svg:x2="11.504cm" svg:y2="14.134cm" draw:start-shape="id1" draw:start-glue-point="10" draw:end-shape="id31" draw:end-glue-point="3" svg:d="M9500 6000l2004 8134" svg:viewBox="0 0 2005 8135">
          <text:p/>
        </draw:connector>
        <draw:connector draw:style-name="gr6" draw:text-style-name="P2" draw:layer="layout" draw:type="line" svg:x1="9.5cm" svg:y1="6cm" svg:x2="11.505cm" svg:y2="16.505cm" draw:start-shape="id1" draw:start-glue-point="10" draw:end-shape="id32" draw:end-glue-point="3" svg:d="M9500 6000l2005 10505" svg:viewBox="0 0 2006 10506">
          <text:p/>
        </draw:connector>
        <draw:connector draw:style-name="gr6" draw:text-style-name="P2" xml:id="id33" draw:id="id33" draw:layer="layout" draw:type="line" svg:x1="9.501cm" svg:y1="7.501cm" svg:x2="11.505cm" svg:y2="5.001cm" draw:start-shape="id2" draw:start-glue-point="10" svg:d="M9501 7501l2004-2500" svg:viewBox="0 0 2005 2501">
          <text:p/>
        </draw:connector>
        <draw:connector draw:style-name="gr6" draw:text-style-name="P2" xml:id="id34" draw:id="id34" draw:layer="layout" draw:type="line" svg:x1="9.501cm" svg:y1="7.501cm" svg:x2="11.506cm" svg:y2="7.422cm" draw:start-shape="id2" draw:start-glue-point="10" svg:d="M9501 7501l2005-79" svg:viewBox="0 0 2006 80">
          <text:p/>
        </draw:connector>
        <draw:connector draw:style-name="gr6" draw:text-style-name="P2" xml:id="id35" draw:id="id35" draw:layer="layout" draw:type="line" svg:x1="9.501cm" svg:y1="7.501cm" svg:x2="11.507cm" svg:y2="9.843cm" draw:start-shape="id2" draw:start-glue-point="10" svg:d="M9501 7501l2006 2342" svg:viewBox="0 0 2007 2343">
          <text:p/>
        </draw:connector>
        <draw:connector draw:style-name="gr6" draw:text-style-name="P2" xml:id="id36" draw:id="id36" draw:layer="layout" draw:type="line" svg:x1="9.501cm" svg:y1="7.501cm" svg:x2="11.508cm" svg:y2="14.134cm" draw:start-shape="id2" draw:start-glue-point="10" svg:d="M9501 7501l2007 6633" svg:viewBox="0 0 2008 6634">
          <text:p/>
        </draw:connector>
        <draw:connector draw:style-name="gr6" draw:text-style-name="P2" xml:id="id37" draw:id="id37" draw:layer="layout" draw:type="line" svg:x1="9.501cm" svg:y1="7.501cm" svg:x2="11.509cm" svg:y2="16.505cm" draw:start-shape="id2" draw:start-glue-point="10" svg:d="M9501 7501l2008 9004" svg:viewBox="0 0 2009 9005">
          <text:p/>
        </draw:connector>
        <draw:connector draw:style-name="gr6" draw:text-style-name="P2" draw:layer="layout" draw:type="line" svg:x1="9.502cm" svg:y1="9.502cm" svg:x2="11.505cm" svg:y2="5.001cm" draw:start-shape="id3" draw:start-glue-point="10" draw:end-shape="id33" draw:end-glue-point="3" svg:d="M9502 9502l2003-4501" svg:viewBox="0 0 2004 4502">
          <text:p/>
        </draw:connector>
        <draw:connector draw:style-name="gr6" draw:text-style-name="P2" draw:layer="layout" draw:type="line" svg:x1="9.502cm" svg:y1="9.502cm" svg:x2="11.506cm" svg:y2="7.422cm" draw:start-shape="id3" draw:start-glue-point="10" draw:end-shape="id34" draw:end-glue-point="3" svg:d="M9502 9502l2004-2080" svg:viewBox="0 0 2005 2081">
          <text:p/>
        </draw:connector>
        <draw:connector draw:style-name="gr6" draw:text-style-name="P2" draw:layer="layout" draw:type="line" svg:x1="9.502cm" svg:y1="9.502cm" svg:x2="11.507cm" svg:y2="9.843cm" draw:start-shape="id3" draw:start-glue-point="10" draw:end-shape="id35" draw:end-glue-point="3" svg:d="M9502 9502l2005 341" svg:viewBox="0 0 2006 342">
          <text:p/>
        </draw:connector>
        <draw:connector draw:style-name="gr6" draw:text-style-name="P2" draw:layer="layout" draw:type="line" svg:x1="9.502cm" svg:y1="9.502cm" svg:x2="11.508cm" svg:y2="14.134cm" draw:start-shape="id3" draw:start-glue-point="10" draw:end-shape="id36" draw:end-glue-point="3" svg:d="M9502 9502l2006 4632" svg:viewBox="0 0 2007 4633">
          <text:p/>
        </draw:connector>
        <draw:connector draw:style-name="gr6" draw:text-style-name="P2" draw:layer="layout" draw:type="line" svg:x1="9.502cm" svg:y1="9.502cm" svg:x2="11.509cm" svg:y2="16.505cm" draw:start-shape="id3" draw:start-glue-point="10" draw:end-shape="id37" draw:end-glue-point="3" svg:d="M9502 9502l2007 7003" svg:viewBox="0 0 2008 7004">
          <text:p/>
        </draw:connector>
        <draw:connector draw:style-name="gr6" draw:text-style-name="P2" draw:layer="layout" draw:type="line" svg:x1="9.503cm" svg:y1="15.503cm" svg:x2="11.505cm" svg:y2="5.001cm" draw:start-shape="id4" draw:start-glue-point="10" draw:end-shape="id33" draw:end-glue-point="3" svg:d="M9503 15503l2002-10502" svg:viewBox="0 0 2003 10503">
          <text:p/>
        </draw:connector>
        <draw:connector draw:style-name="gr6" draw:text-style-name="P2" draw:layer="layout" draw:type="line" svg:x1="9.503cm" svg:y1="15.503cm" svg:x2="11.506cm" svg:y2="7.422cm" draw:start-shape="id4" draw:start-glue-point="10" draw:end-shape="id34" draw:end-glue-point="3" svg:d="M9503 15503l2003-8081" svg:viewBox="0 0 2004 8082">
          <text:p/>
        </draw:connector>
        <draw:connector draw:style-name="gr6" draw:text-style-name="P2" draw:layer="layout" draw:type="line" svg:x1="9.503cm" svg:y1="15.503cm" svg:x2="11.507cm" svg:y2="9.843cm" draw:start-shape="id4" draw:start-glue-point="10" draw:end-shape="id35" draw:end-glue-point="3" svg:d="M9503 15503l2004-5660" svg:viewBox="0 0 2005 5661">
          <text:p/>
        </draw:connector>
        <draw:connector draw:style-name="gr6" draw:text-style-name="P2" draw:layer="layout" draw:type="line" svg:x1="9.503cm" svg:y1="15.503cm" svg:x2="11.508cm" svg:y2="14.134cm" draw:start-shape="id4" draw:start-glue-point="10" draw:end-shape="id36" draw:end-glue-point="3" svg:d="M9503 15503l2005-1369" svg:viewBox="0 0 2006 1370">
          <text:p/>
        </draw:connector>
        <draw:connector draw:style-name="gr6" draw:text-style-name="P2" draw:layer="layout" draw:type="line" svg:x1="9.503cm" svg:y1="15.503cm" svg:x2="11.509cm" svg:y2="16.505cm" draw:start-shape="id4" draw:start-glue-point="10" draw:end-shape="id37" draw:end-glue-point="3" svg:d="M9503 15503l2006 1002" svg:viewBox="0 0 2007 1003">
          <text:p/>
        </draw:connector>
        <draw:custom-shape draw:style-name="gr10" draw:text-style-name="P7" xml:id="id38" draw:id="id38" draw:layer="layout" svg:width="1cm" svg:height="1cm" svg:x="14.5cm" svg:y="7cm">
          <text:p text:style-name="P4"><text:span text:style-name="T1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39" draw:id="id39" draw:layer="layout" svg:width="1cm" svg:height="1cm" svg:x="14.5cm" svg:y="13cm">
          <text:p text:style-name="P4"><text:span text:style-name="T1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2.501cm" svg:y1="5.001cm" svg:x2="14.5cm" svg:y2="7.5cm" draw:start-shape="id28" draw:start-glue-point="1" draw:end-shape="id38" draw:end-glue-point="6" svg:d="M12501 5001l1999 2499" svg:viewBox="0 0 2000 2500">
          <text:p/>
        </draw:connector>
        <draw:connector draw:style-name="gr6" draw:text-style-name="P2" draw:layer="layout" draw:type="line" svg:x1="12.502cm" svg:y1="7.422cm" svg:x2="14.5cm" svg:y2="7.5cm" draw:start-shape="id29" draw:start-glue-point="1" draw:end-shape="id38" draw:end-glue-point="6" svg:d="M12502 7422l1998 78" svg:viewBox="0 0 1999 79">
          <text:p/>
        </draw:connector>
        <draw:connector draw:style-name="gr6" draw:text-style-name="P2" draw:layer="layout" draw:type="line" svg:x1="12.503cm" svg:y1="9.843cm" svg:x2="14.5cm" svg:y2="7.5cm" draw:start-shape="id30" draw:start-glue-point="1" draw:end-shape="id38" draw:end-glue-point="6" svg:d="M12503 9843l1997-2343" svg:viewBox="0 0 1998 2344">
          <text:p/>
        </draw:connector>
        <draw:connector draw:style-name="gr6" draw:text-style-name="P2" draw:layer="layout" draw:type="line" svg:x1="12.504cm" svg:y1="14.134cm" svg:x2="14.5cm" svg:y2="7.5cm" draw:start-shape="id31" draw:start-glue-point="1" draw:end-shape="id38" draw:end-glue-point="6" svg:d="M12504 14134l1996-6634" svg:viewBox="0 0 1997 6635">
          <text:p/>
        </draw:connector>
        <draw:connector draw:style-name="gr6" draw:text-style-name="P2" draw:layer="layout" draw:type="line" svg:x1="12.505cm" svg:y1="16.505cm" svg:x2="14.5cm" svg:y2="7.5cm" draw:start-shape="id32" draw:start-glue-point="1" draw:end-shape="id38" draw:end-glue-point="6" svg:d="M12505 16505l1995-9005" svg:viewBox="0 0 1996 9006">
          <text:p/>
        </draw:connector>
        <draw:connector draw:style-name="gr6" draw:text-style-name="P2" draw:layer="layout" draw:type="line" svg:x1="12.501cm" svg:y1="5.001cm" svg:x2="14.5cm" svg:y2="13.5cm" draw:start-shape="id28" draw:start-glue-point="1" draw:end-shape="id39" draw:end-glue-point="6" svg:d="M12501 5001l1999 8499" svg:viewBox="0 0 2000 8500">
          <text:p/>
        </draw:connector>
        <draw:connector draw:style-name="gr6" draw:text-style-name="P2" draw:layer="layout" draw:type="line" svg:x1="12.502cm" svg:y1="7.422cm" svg:x2="14.5cm" svg:y2="13.5cm" draw:start-shape="id29" draw:start-glue-point="1" draw:end-shape="id39" draw:end-glue-point="6" svg:d="M12502 7422l1998 6078" svg:viewBox="0 0 1999 6079">
          <text:p/>
        </draw:connector>
        <draw:connector draw:style-name="gr6" draw:text-style-name="P2" draw:layer="layout" draw:type="line" svg:x1="12.503cm" svg:y1="9.843cm" svg:x2="14.5cm" svg:y2="13.5cm" draw:start-shape="id30" draw:start-glue-point="1" draw:end-shape="id39" draw:end-glue-point="6" svg:d="M12503 9843l1997 3657" svg:viewBox="0 0 1998 3658">
          <text:p/>
        </draw:connector>
        <draw:connector draw:style-name="gr6" draw:text-style-name="P2" draw:layer="layout" draw:type="line" svg:x1="12.504cm" svg:y1="14.134cm" svg:x2="14.5cm" svg:y2="13.5cm" draw:start-shape="id31" draw:start-glue-point="1" draw:end-shape="id39" draw:end-glue-point="6" svg:d="M12504 14134l1996-634" svg:viewBox="0 0 1997 635">
          <text:p/>
        </draw:connector>
        <draw:connector draw:style-name="gr6" draw:text-style-name="P2" draw:layer="layout" draw:type="line" svg:x1="12.505cm" svg:y1="16.505cm" svg:x2="14.5cm" svg:y2="13.5cm" draw:start-shape="id32" draw:start-glue-point="1" draw:end-shape="id39" draw:end-glue-point="6" svg:d="M12505 16505l1995-3005" svg:viewBox="0 0 1996 3006">
          <text:p/>
        </draw:connector>
        <draw:frame draw:style-name="gr11" draw:text-style-name="P8" xml:id="id40" draw:id="id40" draw:layer="layout" svg:width="0.499cm" svg:height="0.703cm" svg:x="16.752cm" svg:y="11.69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6" draw:text-style-name="P2" draw:layer="layout" svg:x1="15.5cm" svg:y1="13.5cm" svg:x2="17.001cm" svg:y2="12.4cm" draw:start-shape="id39" draw:start-glue-point="10" draw:end-shape="id40" draw:end-glue-point="2" svg:d="M15500 13500h1501v-1100" svg:viewBox="0 0 1502 1101">
          <text:p/>
        </draw:connector>
        <draw:custom-shape draw:style-name="gr10" draw:text-style-name="P7" xml:id="id41" draw:id="id41" draw:layer="layout" svg:width="1cm" svg:height="1cm" svg:x="16.501cm" svg:y="10.001cm">
          <text:p text:style-name="P4"><text:span text:style-name="T1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7.001cm" svg:y1="11.697cm" svg:x2="17.001cm" svg:y2="11.001cm" draw:start-shape="id40" draw:start-glue-point="0" draw:end-shape="id41" draw:end-glue-point="8" svg:d="M17001 11697v-696" svg:viewBox="0 0 1 697">
          <text:p/>
        </draw:connector>
        <draw:connector draw:style-name="gr6" draw:text-style-name="P2" draw:layer="layout" svg:x1="15.5cm" svg:y1="7.5cm" svg:x2="17.001cm" svg:y2="10.001cm" draw:start-shape="id38" draw:start-glue-point="10" draw:end-shape="id41" draw:end-glue-point="4" svg:d="M15500 7500h1501v2501" svg:viewBox="0 0 1502 2502">
          <text:p/>
        </draw:connector>
        <draw:custom-shape draw:style-name="gr2" draw:text-style-name="P2" xml:id="id42" draw:id="id42" draw:layer="layout" svg:width="1cm" svg:height="1cm" svg:x="19cm" svg:y="10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7.501cm" svg:y1="10.501cm" svg:x2="19cm" svg:y2="10.5cm" draw:start-shape="id41" draw:start-glue-point="10" draw:end-shape="id42" draw:end-glue-point="3" svg:d="M17501 10501l1499-1" svg:viewBox="0 0 1500 2">
          <text:p/>
        </draw:connector>
        <draw:frame draw:style-name="gr12" draw:text-style-name="P9" draw:layer="layout" svg:width="1.559cm" svg:height="0.797cm" svg:x="2.979cm" svg:y="5.00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9" draw:layer="layout" svg:width="1.665cm" svg:height="0.797cm" svg:x="2.98cm" svg:y="11.00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9" draw:layer="layout" svg:width="1.611cm" svg:height="0.797cm" svg:x="17.179cm" svg:y="7.10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9" draw:layer="layout" svg:width="1.717cm" svg:height="0.797cm" svg:x="17.18cm" svg:y="13.1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9" draw:layer="layout" svg:width="1.426cm" svg:height="0.726cm" svg:x="18.68cm" svg:y="9.50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3" draw:text-style-name="P10" draw:layer="layout" svg:width="0.5cm" svg:height="3.1cm" svg:x="3.7cm" svg:y="6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1" draw:layer="layout" svg:width="2.533cm" svg:height="1.571cm" svg:x="1.4cm" svg:y="7.2cm">
          <draw:text-box>
            <text:p text:style-name="P9"><text:span text:style-name="T2">M</text:span><text:span text:style-name="T3"> </text:span></text:p>
            <text:p text:style-name="P9"><text:span text:style-name="T3">« taps »</text:span></text:p>
          </draw:text-box>
        </draw:frame>
        <draw:custom-shape draw:style-name="gr15" draw:text-style-name="P10" draw:layer="layout" svg:width="0.5cm" svg:height="1cm" draw:transform="rotate (1.5707963267949) translate (5.5cm 17.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1" draw:layer="layout" svg:width="1.894cm" svg:height="1.571cm" svg:x="5.043cm" svg:y="17.472cm">
          <draw:text-box>
            <text:p text:style-name="P9"><text:span text:style-name="T3">Input</text:span></text:p>
            <text:p text:style-name="P9"><text:span text:style-name="T3">layer</text:span></text:p>
          </draw:text-box>
        </draw:frame>
        <draw:custom-shape draw:style-name="gr17" draw:text-style-name="P10" draw:layer="layout" svg:width="0.5cm" svg:height="5cm" draw:transform="rotate (1.5707963267949) translate (8cm 17.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1" draw:layer="layout" svg:width="4.104cm" svg:height="0.936cm" svg:x="8.458cm" svg:y="17.789cm">
          <draw:text-box>
            <text:p text:style-name="P9"><text:span text:style-name="T3">Hidden layers</text:span></text:p>
          </draw:text-box>
        </draw:frame>
        <draw:custom-shape draw:style-name="gr19" draw:text-style-name="P10" draw:layer="layout" svg:width="0.5cm" svg:height="2.999cm" draw:transform="rotate (1.5707963267949) translate (14.001cm 17.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1" draw:layer="layout" svg:width="3.752cm" svg:height="0.936cm" svg:x="13.644cm" svg:y="17.789cm">
          <draw:text-box>
            <text:p text:style-name="P9"><text:span text:style-name="T3">Output layer</text:span></text:p>
          </draw:text-box>
        </draw:frame>
        <draw:frame draw:style-name="gr12" draw:text-style-name="P9" draw:layer="layout" svg:width="1.45cm" svg:height="1.078cm" svg:x="6.8cm" svg:y="4.32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</draw:page>
      <draw:page draw:name="page2" draw:style-name="dp1" draw:master-page-name="Default">
        <draw:custom-shape draw:style-name="gr21" draw:text-style-name="P2" draw:layer="layout" svg:width="19.5cm" svg:height="13.6cm" svg:x="1cm" svg:y="4.8cm">
          <text:p/>
          <draw:enhanced-geometry svg:viewBox="0 0 21600 21600" draw:path-stretchpoint-x="10800" draw:path-stretchpoint-y="10800" draw:text-areas="?f3 ?f4 ?f5 ?f6" draw:type="round-rectangle" draw:modifiers="1195.73943917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4" draw:id="id44" draw:layer="layout" svg:width="1cm" svg:height="1cm" svg:x="-0.299cm" svg:y="16.5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xml:id="id43" draw:id="id43" draw:layer="layout" svg:width="2cm" svg:height="2cm" svg:x="4cm" svg:y="13cm">
          <text:p text:style-name="P12"><text:span text:style-name="T4">σ</text:span></text:p>
          <text:p text:style-name="P12"><text:span text:style-name="T4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4cm" svg:y1="14cm" svg:x2="6cm" svg:y2="14cm" draw:start-shape="id43" draw:start-glue-point="6" draw:end-shape="id43" draw:end-glue-point="10" svg:d="M4000 14000h2000" svg:viewBox="0 0 2001 1">
          <text:p/>
        </draw:connector>
        <draw:custom-shape draw:style-name="gr2" draw:text-style-name="P2" xml:id="id56" draw:id="id56" draw:layer="layout" svg:width="1cm" svg:height="1cm" svg:x="6.501cm" svg:y="18.8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45" draw:id="id45" draw:layer="layout" svg:width="0.5cm" svg:height="0.1cm" svg:x="4.5cm" svg:y="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46" draw:id="id46" draw:layer="layout" svg:width="0.5cm" svg:height="0.1cm" svg:x="5cm" svg:y="16cm">
          <text:p/>
          <draw:enhanced-geometry svg:viewBox="0 0 21600 21600" draw:type="rectangle" draw:enhanced-path="M 0 0 L 21600 0 21600 21600 0 21600 0 0 Z N"/>
        </draw:custom-shape>
        <draw:connector draw:style-name="gr24" draw:text-style-name="P15" draw:layer="layout" svg:x1="0.701cm" svg:y1="17.001cm" svg:x2="4.75cm" svg:y2="16.1cm" draw:start-shape="id44" draw:end-shape="id45" draw:end-glue-point="2" svg:d="M701 17001h4049v-901" svg:viewBox="0 0 4050 902">
          <text:p/>
        </draw:connector>
        <draw:connector draw:style-name="gr25" draw:text-style-name="P15" draw:layer="layout" draw:type="line" svg:x1="5cm" svg:y1="16.05cm" svg:x2="5cm" svg:y2="15cm" draw:start-shape="id46" draw:start-glue-point="3" draw:end-shape="id43" draw:end-glue-point="8" svg:d="M5000 16050v-1050" svg:viewBox="0 0 1 1051">
          <text:p/>
        </draw:connector>
        <draw:custom-shape draw:style-name="gr22" draw:text-style-name="P13" xml:id="id47" draw:id="id47" draw:layer="layout" svg:width="2cm" svg:height="2cm" svg:x="8.001cm" svg:y="13.001cm">
          <text:p text:style-name="P12"><text:span text:style-name="T4">σ</text:span></text:p>
          <text:p text:style-name="P12"><text:span text:style-name="T4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8.001cm" svg:y1="14.001cm" svg:x2="10.001cm" svg:y2="14.001cm" draw:start-shape="id47" draw:start-glue-point="6" draw:end-shape="id47" draw:end-glue-point="10" svg:d="M8001 14001h2000" svg:viewBox="0 0 2001 1">
          <text:p/>
        </draw:connector>
        <draw:custom-shape draw:style-name="gr23" draw:text-style-name="P14" xml:id="id53" draw:id="id53" draw:layer="layout" svg:width="0.5cm" svg:height="0.1cm" svg:x="8.501cm" svg:y="16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48" draw:id="id48" draw:layer="layout" svg:width="0.5cm" svg:height="0.1cm" svg:x="9.001cm" svg:y="16.001cm">
          <text:p/>
          <draw:enhanced-geometry svg:viewBox="0 0 21600 21600" draw:type="rectangle" draw:enhanced-path="M 0 0 L 21600 0 21600 21600 0 21600 0 0 Z N"/>
        </draw:custom-shape>
        <draw:connector draw:style-name="gr25" draw:text-style-name="P15" draw:layer="layout" draw:type="line" svg:x1="9.001cm" svg:y1="16.051cm" svg:x2="9.001cm" svg:y2="15.001cm" draw:start-shape="id48" draw:start-glue-point="3" draw:end-shape="id47" draw:end-glue-point="8" svg:d="M9001 16051v-1050" svg:viewBox="0 0 1 1051">
          <text:p/>
        </draw:connector>
        <draw:custom-shape draw:style-name="gr22" draw:text-style-name="P13" xml:id="id49" draw:id="id49" draw:layer="layout" svg:width="2cm" svg:height="2cm" svg:x="15.001cm" svg:y="13.001cm">
          <text:p text:style-name="P12"><text:span text:style-name="T4">σ</text:span></text:p>
          <text:p text:style-name="P12"><text:span text:style-name="T4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5.001cm" svg:y1="14.001cm" svg:x2="17.001cm" svg:y2="14.001cm" draw:start-shape="id49" draw:start-glue-point="6" draw:end-shape="id49" draw:end-glue-point="10" svg:d="M15001 14001h2000" svg:viewBox="0 0 2001 1">
          <text:p/>
        </draw:connector>
        <draw:custom-shape draw:style-name="gr23" draw:text-style-name="P14" xml:id="id55" draw:id="id55" draw:layer="layout" svg:width="0.5cm" svg:height="0.1cm" svg:x="15.501cm" svg:y="16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50" draw:id="id50" draw:layer="layout" svg:width="0.5cm" svg:height="0.1cm" svg:x="16.001cm" svg:y="16.001cm">
          <text:p/>
          <draw:enhanced-geometry svg:viewBox="0 0 21600 21600" draw:type="rectangle" draw:enhanced-path="M 0 0 L 21600 0 21600 21600 0 21600 0 0 Z N"/>
        </draw:custom-shape>
        <draw:connector draw:style-name="gr25" draw:text-style-name="P15" draw:layer="layout" draw:type="line" svg:x1="16.001cm" svg:y1="16.051cm" svg:x2="16.001cm" svg:y2="15.001cm" draw:start-shape="id50" draw:start-glue-point="3" draw:end-shape="id49" draw:end-glue-point="8" svg:d="M16001 16051v-1050" svg:viewBox="0 0 1 1051">
          <text:p/>
        </draw:connector>
        <draw:frame draw:style-name="gr26" draw:text-style-name="P16" xml:id="id52" draw:id="id52" draw:layer="layout" svg:width="2.985cm" svg:height="2cm" svg:x="11.015cm" svg:y="13cm">
          <draw:text-box>
            <text:p><text:span text:style-name="T5">tanh</text:span></text:p>
          </draw:text-box>
        </draw:frame>
        <draw:custom-shape draw:style-name="gr23" draw:text-style-name="P14" xml:id="id54" draw:id="id54" draw:layer="layout" svg:width="0.5cm" svg:height="0.1cm" svg:x="12.001cm" svg:y="16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51" draw:id="id51" draw:layer="layout" svg:width="0.5cm" svg:height="0.1cm" svg:x="12.501cm" svg:y="16.014cm">
          <text:p/>
          <draw:enhanced-geometry svg:viewBox="0 0 21600 21600" draw:type="rectangle" draw:enhanced-path="M 0 0 L 21600 0 21600 21600 0 21600 0 0 Z N"/>
        </draw:custom-shape>
        <draw:connector draw:style-name="gr25" draw:text-style-name="P15" draw:layer="layout" draw:type="line" svg:x1="12.501cm" svg:y1="16.064cm" svg:x2="12.507cm" svg:y2="15cm" draw:start-shape="id51" draw:start-glue-point="3" draw:end-shape="id52" draw:end-glue-point="2" svg:d="M12501 16064l6-1064" svg:viewBox="0 0 7 1065">
          <text:p/>
        </draw:connector>
        <draw:connector draw:style-name="gr24" draw:text-style-name="P15" draw:layer="layout" svg:x1="0.701cm" svg:y1="17.001cm" svg:x2="8.751cm" svg:y2="16.101cm" draw:start-shape="id44" draw:end-shape="id53" draw:end-glue-point="2" svg:d="M701 17001h8050v-900" svg:viewBox="0 0 8051 901">
          <text:p/>
        </draw:connector>
        <draw:connector draw:style-name="gr24" draw:text-style-name="P15" draw:layer="layout" svg:x1="0.701cm" svg:y1="17.001cm" svg:x2="12.251cm" svg:y2="16.114cm" draw:start-shape="id44" draw:start-glue-point="1" draw:end-shape="id54" draw:end-glue-point="2" svg:d="M701 17001h11550v-887" svg:viewBox="0 0 11551 888">
          <text:p/>
        </draw:connector>
        <draw:connector draw:style-name="gr24" draw:text-style-name="P15" draw:layer="layout" svg:x1="0.701cm" svg:y1="17.001cm" svg:x2="15.751cm" svg:y2="16.101cm" draw:start-shape="id44" draw:start-glue-point="1" draw:end-shape="id55" draw:end-glue-point="2" svg:d="M701 17001h15050v-900" svg:viewBox="0 0 15051 901">
          <text:p/>
        </draw:connector>
        <draw:connector draw:style-name="gr24" draw:text-style-name="P15" draw:layer="layout" svg:x1="7.001cm" svg:y1="18.801cm" svg:x2="9.251cm" svg:y2="16.101cm" draw:start-shape="id56" draw:start-glue-point="0" draw:end-shape="id48" draw:end-glue-point="2" svg:d="M7001 18801v-1337h2250v-1363" svg:viewBox="0 0 2251 2701">
          <text:p/>
        </draw:connector>
        <draw:connector draw:style-name="gr24" draw:text-style-name="P15" draw:layer="layout" svg:x1="7.001cm" svg:y1="18.801cm" svg:x2="5.25cm" svg:y2="16.1cm" draw:start-shape="id56" draw:start-glue-point="0" draw:end-shape="id46" draw:end-glue-point="2" svg:d="M7001 18801v-1338h-1751v-1363" svg:viewBox="0 0 1752 2702">
          <text:p/>
        </draw:connector>
        <draw:connector draw:style-name="gr24" draw:text-style-name="P15" draw:layer="layout" svg:x1="7.001cm" svg:y1="18.801cm" svg:x2="12.751cm" svg:y2="16.114cm" draw:start-shape="id56" draw:start-glue-point="0" draw:end-shape="id51" draw:end-glue-point="2" svg:d="M7001 18801v-1331h5750v-1356" svg:viewBox="0 0 5751 2688">
          <text:p/>
        </draw:connector>
        <draw:connector draw:style-name="gr24" draw:text-style-name="P15" draw:layer="layout" svg:x1="7.001cm" svg:y1="18.801cm" svg:x2="16.251cm" svg:y2="16.101cm" draw:start-shape="id56" draw:start-glue-point="0" draw:end-shape="id50" draw:end-glue-point="2" svg:d="M7001 18801v-1337h9250v-1363" svg:viewBox="0 0 9251 2701">
          <text:p/>
        </draw:connector>
        <draw:custom-shape draw:style-name="gr27" draw:text-style-name="P17" xml:id="id58" draw:id="id58" draw:layer="layout" svg:width="2cm" svg:height="2cm" svg:x="4cm" svg:y="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7" draw:text-style-name="P17" xml:id="id61" draw:id="id61" draw:layer="layout" svg:width="2cm" svg:height="2cm" svg:x="11.5cm" svg:y="9.0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7" draw:text-style-name="P17" xml:id="id59" draw:id="id59" draw:layer="layout" svg:width="2cm" svg:height="2cm" svg:x="11.5cm" svg:y="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7" draw:text-style-name="P17" xml:id="id62" draw:id="id62" draw:layer="layout" svg:width="2cm" svg:height="2cm" svg:x="17.502cm" svg:y="11.0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28" draw:text-style-name="P18" xml:id="id63" draw:id="id63" draw:layer="layout" svg:width="2.985cm" svg:height="2cm" svg:x="17.016cm" svg:y="8cm">
          <draw:text-box>
            <text:p><text:span text:style-name="T5">tanh</text:span></text:p>
          </draw:text-box>
        </draw:frame>
        <draw:custom-shape draw:style-name="gr2" draw:text-style-name="P2" xml:id="id64" draw:id="id64" draw:layer="layout" svg:width="1cm" svg:height="1cm" svg:x="20.901cm" svg:y="16.5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0" draw:id="id60" draw:layer="layout" svg:width="1cm" svg:height="1cm" svg:x="20.901cm" svg:y="6.5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7" draw:id="id57" draw:layer="layout" svg:width="1cm" svg:height="1cm" svg:x="-0.299cm" svg:y="6.501cm">
          <text:p/>
          <draw:enhanced-geometry svg:viewBox="0 0 21600 21600" draw:type="rectangle" draw:enhanced-path="M 0 0 L 21600 0 21600 21600 0 21600 0 0 Z N"/>
        </draw:custom-shape>
        <draw:connector draw:style-name="gr24" draw:text-style-name="P15" draw:layer="layout" draw:type="line" svg:x1="0.701cm" svg:y1="7.001cm" svg:x2="4cm" svg:y2="7cm" draw:start-shape="id57" draw:end-shape="id58" draw:end-glue-point="6" svg:d="M701 7001l3299-1" svg:viewBox="0 0 3300 2">
          <text:p/>
        </draw:connector>
        <draw:connector draw:style-name="gr24" draw:text-style-name="P15" draw:layer="layout" draw:type="line" svg:x1="6cm" svg:y1="7cm" svg:x2="11.5cm" svg:y2="7cm" draw:start-shape="id58" draw:start-glue-point="10" draw:end-shape="id59" svg:d="M6000 7000h5500" svg:viewBox="0 0 5501 1">
          <text:p/>
        </draw:connector>
        <draw:connector draw:style-name="gr24" draw:text-style-name="P15" draw:layer="layout" draw:type="line" svg:x1="13.5cm" svg:y1="7cm" svg:x2="20.901cm" svg:y2="7.001cm" draw:start-shape="id59" draw:start-glue-point="10" draw:end-shape="id60" svg:d="M13500 7000l7401 1" svg:viewBox="0 0 7402 2">
          <text:p/>
        </draw:connector>
        <draw:connector draw:style-name="gr24" draw:text-style-name="P15" draw:layer="layout" draw:type="line" svg:x1="5cm" svg:y1="13cm" svg:x2="5cm" svg:y2="8cm" draw:start-shape="id43" draw:start-glue-point="4" draw:end-shape="id58" svg:d="M5000 13000v-5000" svg:viewBox="0 0 1 5001">
          <text:p/>
        </draw:connector>
        <draw:connector draw:style-name="gr24" draw:text-style-name="P15" draw:layer="layout" draw:type="line" svg:x1="12.507cm" svg:y1="13cm" svg:x2="12.5cm" svg:y2="11.001cm" draw:start-shape="id52" draw:start-glue-point="0" draw:end-shape="id61" draw:end-glue-point="8" svg:d="M12507 13000l-7-1999" svg:viewBox="0 0 8 2000">
          <text:p/>
        </draw:connector>
        <draw:connector draw:style-name="gr24" draw:text-style-name="P15" draw:layer="layout" draw:type="line" svg:x1="12.5cm" svg:y1="9.001cm" svg:x2="12.5cm" svg:y2="8cm" draw:start-shape="id61" draw:start-glue-point="4" draw:end-shape="id59" draw:end-glue-point="8" svg:d="M12500 9001v-1001" svg:viewBox="0 0 1 1002">
          <text:p/>
        </draw:connector>
        <draw:connector draw:style-name="gr24" draw:text-style-name="P15" draw:layer="layout" svg:x1="9.001cm" svg:y1="13.001cm" svg:x2="11.5cm" svg:y2="10.001cm" draw:start-shape="id47" draw:start-glue-point="4" draw:end-shape="id61" draw:end-glue-point="6" svg:d="M9001 13001v-3000h2499" svg:viewBox="0 0 2500 3001">
          <text:p/>
        </draw:connector>
        <draw:connector draw:style-name="gr24" draw:text-style-name="P15" draw:layer="layout" svg:x1="16.001cm" svg:y1="13.001cm" svg:x2="17.502cm" svg:y2="12.002cm" draw:start-shape="id49" draw:start-glue-point="4" draw:end-shape="id62" draw:end-glue-point="6" svg:d="M16001 13001v-999h1501" svg:viewBox="0 0 1502 1000">
          <text:p/>
        </draw:connector>
        <draw:connector draw:style-name="gr24" draw:text-style-name="P15" draw:layer="layout" svg:x1="13.5cm" svg:y1="7cm" svg:x2="18.508cm" svg:y2="8cm" draw:start-shape="id59" draw:start-glue-point="10" draw:end-shape="id63" draw:end-glue-point="0" svg:d="M13500 7000h5008v1000" svg:viewBox="0 0 5009 1001">
          <text:p/>
        </draw:connector>
        <draw:connector draw:style-name="gr24" draw:text-style-name="P15" draw:layer="layout" draw:type="line" svg:x1="18.508cm" svg:y1="10cm" svg:x2="18.502cm" svg:y2="11.002cm" draw:start-shape="id63" draw:start-glue-point="2" draw:end-shape="id62" draw:end-glue-point="4" svg:d="M18508 10000l-6 1002" svg:viewBox="0 0 7 1003">
          <text:p/>
        </draw:connector>
        <draw:connector draw:style-name="gr24" draw:text-style-name="P15" draw:layer="layout" svg:x1="18.502cm" svg:y1="13.002cm" svg:x2="20.901cm" svg:y2="17.001cm" draw:start-shape="id62" draw:start-glue-point="8" draw:end-shape="id64" draw:end-glue-point="3" svg:d="M18502 13002v3999h2399" svg:viewBox="0 0 2400 4000">
          <text:p/>
        </draw:connector>
        <draw:frame draw:style-name="gr12" draw:text-style-name="P9" draw:layer="layout" svg:width="2.683cm" svg:height="0.979cm" svg:x="1.317cm" svg:y="5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text-style-name="P9" draw:layer="layout" svg:width="2.551cm" svg:height="1.005cm" svg:x="1.318cm" svg:y="15.8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9" draw:layer="layout" svg:width="1.217cm" svg:height="0.971cm" svg:x="5.219cm" svg:y="15.00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9" draw:layer="layout" svg:width="1.141cm" svg:height="0.971cm" svg:x="9.22cm" svg:y="15.00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9" draw:layer="layout" svg:width="1.217cm" svg:height="0.971cm" svg:x="12.719cm" svg:y="15.00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9" draw:layer="layout" svg:width="1.234cm" svg:height="0.971cm" svg:x="16.32cm" svg:y="15.00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9" draw:layer="layout" svg:width="1.51cm" svg:height="1.013cm" svg:x="5.019cm" svg:y="11.58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2" draw:text-style-name="P9" draw:layer="layout" svg:width="1.51cm" svg:height="0.979cm" svg:x="9.019cm" svg:y="11.60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" draw:text-style-name="P9" draw:layer="layout" svg:width="1.668cm" svg:height="1.182cm" svg:x="12.618cm" svg:y="11.50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9" draw:layer="layout" svg:width="1.642cm" svg:height="0.979cm" svg:x="17.718cm" svg:y="5.60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2" draw:text-style-name="P9" draw:layer="layout" svg:width="1.51cm" svg:height="1.005cm" svg:x="18.719cm" svg:y="17.20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2" draw:text-style-name="P9" draw:layer="layout" svg:width="1.51cm" svg:height="0.881cm" svg:x="6.419cm" svg:y="18.90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9" draw:layer="layout" svg:width="1.51cm" svg:height="0.881cm" svg:x="15.819cm" svg:y="10.80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swiss"/>
    <style:font-face style:name="Liberation Sans1" svg:font-family="'Liberation Sans'" style:font-pitch="variable"/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1:31:31.223104497</meta:creation-date>
    <dc:date>2021-05-06T12:00:46.294111306</dc:date>
    <meta:editing-duration>PT1H40M25S</meta:editing-duration>
    <meta:editing-cycles>46</meta:editing-cycles>
    <meta:generator>LibreOffice/6.4.7.2$Linux_X86_64 LibreOffice_project/40$Build-2</meta:generator>
    <meta:document-statistic meta:object-count="203"/>
  </office:meta>
</office:document-meta>
</file>

<file path=Object 1/content.xml><?xml version="1.0" encoding="utf-8"?>
<math xmlns="http://www.w3.org/1998/Math/MathML" display="block">
  <semantics>
    <msup>
      <mi>z</mi>
      <mrow>
        <mo stretchy="false">−</mo>
        <mn>1</mn>
      </mrow>
    </msup>
    <annotation encoding="StarMath 5.0">z^-1</annotation>
  </semantics>
</math>
</file>

<file path=Object 10/content.xml><?xml version="1.0" encoding="utf-8"?>
<math xmlns="http://www.w3.org/1998/Math/MathML" display="block">
  <semantics>
    <mrow>
      <mi>y</mi>
      <mrow>
        <mo fence="true" stretchy="false">[</mo>
        <mrow>
          <mi>n</mi>
        </mrow>
        <mo fence="true" stretchy="false">]</mo>
      </mrow>
    </mrow>
    <annotation encoding="StarMath 5.0">y[ n ]</annotation>
  </semantics>
</math>
</file>

<file path=Object 11/content.xml><?xml version="1.0" encoding="utf-8"?>
<math xmlns="http://www.w3.org/1998/Math/MathML" display="block">
  <semantics>
    <mrow>
      <mover accent="true">
        <mi>C</mi>
        <mo stretchy="false">⃗</mo>
      </mover>
      <mrow>
        <mo fence="true" stretchy="false">[</mo>
        <mrow>
          <mrow>
            <mi>t</mi>
            <mo stretchy="false">−</mo>
            <mn>1</mn>
          </mrow>
        </mrow>
        <mo fence="true" stretchy="false">]</mo>
      </mrow>
    </mrow>
    <annotation encoding="StarMath 5.0"> vec C [ t-1 ]</annotation>
  </semantics>
</math>
</file>

<file path=Object 12/content.xml><?xml version="1.0" encoding="utf-8"?>
<math xmlns="http://www.w3.org/1998/Math/MathML" display="block">
  <semantics>
    <mrow>
      <mover accent="true">
        <mi>h</mi>
        <mo stretchy="false">⃗</mo>
      </mover>
      <mrow>
        <mo fence="true" stretchy="false">[</mo>
        <mrow>
          <mrow>
            <mi>t</mi>
            <mo stretchy="false">−</mo>
            <mn>1</mn>
          </mrow>
        </mrow>
        <mo fence="true" stretchy="false">]</mo>
      </mrow>
    </mrow>
    <annotation encoding="StarMath 5.0"> vec h [ t-1 ]</annotation>
  </semantics>
</math>
</file>

<file path=Object 13/content.xml><?xml version="1.0" encoding="utf-8"?>
<math xmlns="http://www.w3.org/1998/Math/MathML" display="block">
  <semantics>
    <mstyle mathvariant="bold">
      <msub>
        <mi>W</mi>
        <mi>f</mi>
      </msub>
    </mstyle>
    <annotation encoding="StarMath 5.0"> bold W_f </annotation>
  </semantics>
</math>
</file>

<file path=Object 14/content.xml><?xml version="1.0" encoding="utf-8"?>
<math xmlns="http://www.w3.org/1998/Math/MathML" display="block">
  <semantics>
    <mstyle mathvariant="bold">
      <msub>
        <mi>W</mi>
        <mi>i</mi>
      </msub>
    </mstyle>
    <annotation encoding="StarMath 5.0"> bold W_i</annotation>
  </semantics>
</math>
</file>

<file path=Object 15/content.xml><?xml version="1.0" encoding="utf-8"?>
<math xmlns="http://www.w3.org/1998/Math/MathML" display="block">
  <semantics>
    <mstyle mathvariant="bold">
      <msub>
        <mi>W</mi>
        <mi>c</mi>
      </msub>
    </mstyle>
    <annotation encoding="StarMath 5.0"> bold W_c</annotation>
  </semantics>
</math>
</file>

<file path=Object 16/content.xml><?xml version="1.0" encoding="utf-8"?>
<math xmlns="http://www.w3.org/1998/Math/MathML" display="block">
  <semantics>
    <mstyle mathvariant="bold">
      <msub>
        <mi>W</mi>
        <mi>o</mi>
      </msub>
    </mstyle>
    <annotation encoding="StarMath 5.0"> bold W_o</annotation>
  </semantics>
</math>
</file>

<file path=Object 17/content.xml><?xml version="1.0" encoding="utf-8"?>
<math xmlns="http://www.w3.org/1998/Math/MathML" display="block">
  <semantics>
    <mrow>
      <mover accent="true">
        <mi>f</mi>
        <mo stretchy="false">⃗</mo>
      </mover>
      <mrow>
        <mo fence="true" stretchy="false">[</mo>
        <mrow>
          <mi>t</mi>
        </mrow>
        <mo fence="true" stretchy="false">]</mo>
      </mrow>
    </mrow>
    <annotation encoding="StarMath 5.0"> vec f [ t ]</annotation>
  </semantics>
</math>
</file>

<file path=Object 18/content.xml><?xml version="1.0" encoding="utf-8"?>
<math xmlns="http://www.w3.org/1998/Math/MathML" display="block">
  <semantics>
    <mrow>
      <mover accent="true">
        <mi>i</mi>
        <mo stretchy="false">⃗</mo>
      </mover>
      <mrow>
        <mo fence="true" stretchy="false">[</mo>
        <mrow>
          <mi>t</mi>
        </mrow>
        <mo fence="true" stretchy="false">]</mo>
      </mrow>
    </mrow>
    <annotation encoding="StarMath 5.0"> vec i [ t ]</annotation>
  </semantics>
</math>
</file>

<file path=Object 19/content.xml><?xml version="1.0" encoding="utf-8"?>
<math xmlns="http://www.w3.org/1998/Math/MathML" display="block">
  <semantics>
    <mrow>
      <mover accent="true">
        <mover accent="true">
          <mi>C</mi>
          <mo stretchy="false">~</mo>
        </mover>
        <mo stretchy="false">⃗</mo>
      </mover>
      <mrow>
        <mo fence="true" stretchy="false">[</mo>
        <mrow>
          <mi>t</mi>
        </mrow>
        <mo fence="true" stretchy="false">]</mo>
      </mrow>
    </mrow>
    <annotation encoding="StarMath 5.0"> vec tilde C  [ t ]</annotation>
  </semantics>
</math>
</file>

<file path=Object 2/content.xml><?xml version="1.0" encoding="utf-8"?>
<math xmlns="http://www.w3.org/1998/Math/MathML" display="block">
  <semantics>
    <msup>
      <mi>z</mi>
      <mrow>
        <mo stretchy="false">−</mo>
        <mn>1</mn>
      </mrow>
    </msup>
    <annotation encoding="StarMath 5.0">z^-1</annotation>
  </semantics>
</math>
</file>

<file path=Object 20/content.xml><?xml version="1.0" encoding="utf-8"?>
<math xmlns="http://www.w3.org/1998/Math/MathML" display="block">
  <semantics>
    <mrow>
      <mover accent="true">
        <mi>C</mi>
        <mo stretchy="false">⃗</mo>
      </mover>
      <mrow>
        <mo fence="true" stretchy="false">[</mo>
        <mrow>
          <mi>t</mi>
        </mrow>
        <mo fence="true" stretchy="false">]</mo>
      </mrow>
    </mrow>
    <annotation encoding="StarMath 5.0"> vec C [ t ]</annotation>
  </semantics>
</math>
</file>

<file path=Object 21/content.xml><?xml version="1.0" encoding="utf-8"?>
<math xmlns="http://www.w3.org/1998/Math/MathML" display="block">
  <semantics>
    <mrow>
      <mover accent="true">
        <mi>h</mi>
        <mo stretchy="false">⃗</mo>
      </mover>
      <mrow>
        <mo fence="true" stretchy="false">[</mo>
        <mrow>
          <mi>t</mi>
        </mrow>
        <mo fence="true" stretchy="false">]</mo>
      </mrow>
    </mrow>
    <annotation encoding="StarMath 5.0"> vec h [ t]</annotation>
  </semantics>
</math>
</file>

<file path=Object 22/content.xml><?xml version="1.0" encoding="utf-8"?>
<math xmlns="http://www.w3.org/1998/Math/MathML" display="block">
  <semantics>
    <mrow>
      <mover accent="true">
        <mi>x</mi>
        <mo stretchy="false">⃗</mo>
      </mover>
      <mrow>
        <mo fence="true" stretchy="false">[</mo>
        <mrow>
          <mi>t</mi>
        </mrow>
        <mo fence="true" stretchy="false">]</mo>
      </mrow>
    </mrow>
    <annotation encoding="StarMath 5.0"> vec x [ t]</annotation>
  </semantics>
</math>
</file>

<file path=Object 23/content.xml><?xml version="1.0" encoding="utf-8"?>
<math xmlns="http://www.w3.org/1998/Math/MathML" display="block">
  <semantics>
    <mrow>
      <mover accent="true">
        <mi>o</mi>
        <mo stretchy="false">⃗</mo>
      </mover>
      <mrow>
        <mo fence="true" stretchy="false">[</mo>
        <mrow>
          <mi>t</mi>
        </mrow>
        <mo fence="true" stretchy="false">]</mo>
      </mrow>
    </mrow>
    <annotation encoding="StarMath 5.0"> vec o [ t ]</annotation>
  </semantics>
</math>
</file>

<file path=Object 24/content.xml><?xml version="1.0" encoding="utf-8"?>
<math xmlns="http://www.w3.org/1998/Math/MathML" display="block">
  <semantics>
    <mstyle color="red">
      <msubsup>
        <mi>w</mi>
        <mrow>
          <mi>j</mi>
          <mi>,</mi>
          <mi>k</mi>
        </mrow>
        <mi>l</mi>
      </msubsup>
    </mstyle>
    <annotation encoding="StarMath 5.0">color red 
{w_{ j,k }^l}</annotation>
  </semantics>
</math>
</file>

<file path=Object 3/content.xml><?xml version="1.0" encoding="utf-8"?>
<math xmlns="http://www.w3.org/1998/Math/MathML" display="block">
  <semantics>
    <msup>
      <mi>z</mi>
      <mrow>
        <mo stretchy="false">−</mo>
        <mn>1</mn>
      </mrow>
    </msup>
    <annotation encoding="StarMath 5.0">z^-1</annotation>
  </semantics>
</math>
</file>

<file path=Object 4/content.xml><?xml version="1.0" encoding="utf-8"?>
<math xmlns="http://www.w3.org/1998/Math/MathML" display="block">
  <semantics>
    <msup>
      <mi>z</mi>
      <mrow>
        <mo stretchy="false">−</mo>
        <mn>1</mn>
      </mrow>
    </msup>
    <annotation encoding="StarMath 5.0">z^-1</annotation>
  </semantics>
</math>
</file>

<file path=Object 5/content.xml><?xml version="1.0" encoding="utf-8"?>
<math xmlns="http://www.w3.org/1998/Math/MathML" display="block">
  <semantics>
    <mi>j</mi>
    <annotation encoding="StarMath 5.0">j</annotation>
  </semantics>
</math>
</file>

<file path=Object 6/content.xml><?xml version="1.0" encoding="utf-8"?>
<math xmlns="http://www.w3.org/1998/Math/MathML" display="block">
  <semantics>
    <mrow>
      <msub>
        <mi>x</mi>
        <mi>I</mi>
      </msub>
      <mrow>
        <mo fence="true" stretchy="false">[</mo>
        <mrow>
          <mi>n</mi>
        </mrow>
        <mo fence="true" stretchy="false">]</mo>
      </mrow>
    </mrow>
    <annotation encoding="StarMath 5.0">x_I[ n ]</annotation>
  </semantics>
</math>
</file>

<file path=Object 7/content.xml><?xml version="1.0" encoding="utf-8"?>
<math xmlns="http://www.w3.org/1998/Math/MathML" display="block">
  <semantics>
    <mrow>
      <msub>
        <mi>x</mi>
        <mi>Q</mi>
      </msub>
      <mrow>
        <mo fence="true" stretchy="false">[</mo>
        <mrow>
          <mi>n</mi>
        </mrow>
        <mo fence="true" stretchy="false">]</mo>
      </mrow>
    </mrow>
    <annotation encoding="StarMath 5.0">x_Q[ n ]</annotation>
  </semantics>
</math>
</file>

<file path=Object 8/content.xml><?xml version="1.0" encoding="utf-8"?>
<math xmlns="http://www.w3.org/1998/Math/MathML" display="block">
  <semantics>
    <mrow>
      <msub>
        <mi>y</mi>
        <mi>I</mi>
      </msub>
      <mrow>
        <mo fence="true" stretchy="false">[</mo>
        <mrow>
          <mi>n</mi>
        </mrow>
        <mo fence="true" stretchy="false">]</mo>
      </mrow>
    </mrow>
    <annotation encoding="StarMath 5.0">y_I[ n ]</annotation>
  </semantics>
</math>
</file>

<file path=Object 9/content.xml><?xml version="1.0" encoding="utf-8"?>
<math xmlns="http://www.w3.org/1998/Math/MathML" display="block">
  <semantics>
    <mrow>
      <msub>
        <mi>y</mi>
        <mi>Q</mi>
      </msub>
      <mrow>
        <mo fence="true" stretchy="false">[</mo>
        <mrow>
          <mi>n</mi>
        </mrow>
        <mo fence="true" stretchy="false">]</mo>
      </mrow>
    </mrow>
    <annotation encoding="StarMath 5.0">y_Q[ n ]</annotation>
  </semantics>
</math>
</file>